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3" style:family="paragraph" style:parent-style-name="Standard">
      <style:text-properties style:font-name="DejaVu Sans Condensed" fo:font-weight="bold" officeooo:rsid="003223fe" officeooo:paragraph-rsid="003223f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30c6e2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rsid="003223fe" officeooo:paragraph-rsid="003223fe" style:font-size-asian="12pt" style:font-size-complex="12pt"/>
    </style:style>
    <style:style style:name="P7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text-properties style:font-name="DejaVu Sans Condensed" fo:font-size="12pt" fo:font-weight="bold" officeooo:rsid="003223fe" officeooo:paragraph-rsid="003223fe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DejaVu Sans Condensed" fo:font-size="12pt" fo:font-weight="bold" officeooo:rsid="003223fe" officeooo:paragraph-rsid="00109aa5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paragraph-rsid="00325d37"/>
    </style:style>
    <style:style style:name="P12" style:family="paragraph" style:parent-style-name="Standard" style:list-style-name="L1">
      <style:text-properties style:font-name="DejaVu Sans Condensed" fo:font-size="12pt" officeooo:rsid="00148c7a" officeooo:paragraph-rsid="00325d37" style:font-size-asian="12pt" style:font-size-complex="12pt"/>
    </style:style>
    <style:style style:name="P13" style:family="paragraph" style:parent-style-name="Standard" style:list-style-name="L2">
      <style:text-properties style:font-name="DejaVu Sans Condensed" fo:font-size="12pt" officeooo:rsid="003223fe" officeooo:paragraph-rsid="003223fe" style:font-size-asian="12pt" style:font-size-complex="12pt"/>
    </style:style>
    <style:style style:name="P14" style:family="paragraph" style:parent-style-name="Standard" style:list-style-name="L5">
      <style:text-properties style:font-name="DejaVu Sans Condensed" fo:font-size="12pt" officeooo:rsid="003223fe" officeooo:paragraph-rsid="003223fe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3223fe" officeooo:paragraph-rsid="003223fe" style:font-size-asian="12pt" style:font-size-complex="12pt"/>
    </style:style>
    <style:style style:name="P16" style:family="paragraph" style:parent-style-name="Standard" style:list-style-name="L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1" style:family="paragraph" style:parent-style-name="Standard" style:list-style-name="L10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2" style:family="paragraph" style:parent-style-name="Standard" style:list-style-name="L11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3" style:family="paragraph" style:parent-style-name="Standard" style:list-style-name="L12">
      <style:text-properties style:font-name="DejaVu Sans Condensed" fo:font-size="12pt" fo:font-weight="normal" officeooo:rsid="003223fe" officeooo:paragraph-rsid="003223fe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text-properties style:font-name="DejaVu Sans Condensed" officeooo:paragraph-rsid="003223fe"/>
    </style:style>
    <style:style style:name="P25" style:family="paragraph" style:parent-style-name="Standard" style:list-style-name="L2">
      <style:text-properties style:font-name="DejaVu Sans Condensed" officeooo:rsid="003223fe" officeooo:paragraph-rsid="003223fe"/>
    </style:style>
    <style:style style:name="P26" style:family="paragraph" style:parent-style-name="Standard" style:list-style-name="L5">
      <style:text-properties style:font-name="DejaVu Sans Condensed" officeooo:rsid="003223fe" officeooo:paragraph-rsid="003223fe"/>
    </style:style>
    <style:style style:name="P27" style:family="paragraph" style:parent-style-name="Standard" style:list-style-name="L6">
      <style:text-properties style:font-name="DejaVu Sans Condensed" officeooo:rsid="003223fe" officeooo:paragraph-rsid="003223fe"/>
    </style:style>
    <style:style style:name="P28" style:family="paragraph" style:parent-style-name="Standard" style:list-style-name="L2">
      <style:text-properties style:font-name="DejaVu Sans Condensed" fo:font-weight="normal" officeooo:paragraph-rsid="003223fe" style:font-weight-asian="normal" style:font-weight-complex="normal"/>
    </style:style>
    <style:style style:name="P29" style:family="paragraph" style:parent-style-name="Standard" style:list-style-name="L2">
      <style:text-properties style:font-name="DejaVu Sans Condensed" fo:font-weight="normal" officeooo:rsid="003223fe" officeooo:paragraph-rsid="003223fe" style:font-weight-asian="normal" style:font-weight-complex="normal"/>
    </style:style>
    <style:style style:name="P30" style:family="paragraph" style:parent-style-name="Standard" style:list-style-name="L3">
      <style:text-properties style:font-name="DejaVu Sans Condensed" fo:font-weight="normal" officeooo:rsid="003223fe" officeooo:paragraph-rsid="003223fe" style:font-weight-asian="normal" style:font-weight-complex="normal"/>
    </style:style>
    <style:style style:name="P31" style:family="paragraph" style:parent-style-name="Standard" style:list-style-name="L9">
      <style:text-properties style:font-name="DejaVu Sans Condensed" fo:font-weight="normal" officeooo:rsid="003223fe" officeooo:paragraph-rsid="003223fe" style:font-weight-asian="normal" style:font-weight-complex="normal"/>
    </style:style>
    <style:style style:name="P32" style:family="paragraph" style:parent-style-name="Standard" style:list-style-name="L9">
      <style:text-properties style:font-name="DejaVu Sans Condensed" fo:font-weight="normal" officeooo:paragraph-rsid="003223fe" style:font-weight-asian="normal" style:font-weight-complex="normal"/>
    </style:style>
    <style:style style:name="P33" style:family="paragraph" style:parent-style-name="Standard" style:list-style-name="L5">
      <style:text-properties style:font-name="DejaVu Sans Condensed" officeooo:paragraph-rsid="003223fe"/>
    </style:style>
    <style:style style:name="P34" style:family="paragraph" style:parent-style-name="Standard" style:list-style-name="L6">
      <style:text-properties style:font-name="DejaVu Sans Condensed" officeooo:paragraph-rsid="003223fe"/>
    </style:style>
    <style:style style:name="P35" style:family="paragraph" style:parent-style-name="Standard" style:list-style-name="L2">
      <style:text-properties officeooo:paragraph-rsid="003223fe"/>
    </style:style>
    <style:style style:name="P36" style:family="paragraph" style:parent-style-name="Standard" style:list-style-name="L2">
      <style:text-properties officeooo:rsid="003223fe" officeooo:paragraph-rsid="003223fe"/>
    </style:style>
    <style:style style:name="T1" style:family="text">
      <style:text-properties officeooo:rsid="0011ae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78b" style:font-weight-asian="bold" style:font-weight-complex="bold"/>
    </style:style>
    <style:style style:name="T4" style:family="text">
      <style:text-properties fo:font-weight="bold" officeooo:rsid="003455e5" style:font-weight-asian="bold" style:font-weight-complex="bold"/>
    </style:style>
    <style:style style:name="T5" style:family="text">
      <style:text-properties officeooo:rsid="001c4280"/>
    </style:style>
    <style:style style:name="T6" style:family="text">
      <style:text-properties style:font-name="DejaVu Sans Condensed" fo:font-size="12pt" style:font-size-asian="12pt" style:font-size-complex="12pt"/>
    </style:style>
    <style:style style:name="T7" style:family="text">
      <style:text-properties style:font-name="DejaVu Sans Condensed" fo:font-size="12pt" officeooo:rsid="001e18cf" style:font-size-asian="12pt" style:font-size-complex="12pt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3223fe" style:font-size-asian="12pt" style:font-size-complex="12pt"/>
    </style:style>
    <style:style style:name="T10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223fe" style:font-size-asian="12pt" style:font-weight-asian="bold" style:font-size-complex="12pt" style:font-weight-complex="bold"/>
    </style:style>
    <style:style style:name="T13" style:family="text">
      <style:text-properties officeooo:rsid="0035db3e"/>
    </style:style>
    <style:style style:name="T14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fo:font-size="12pt" officeooo:rsid="001e18cf" style:font-size-asian="12pt" style:font-size-complex="12pt"/>
    </style:style>
    <style:style style:name="T21" style:family="text">
      <style:text-properties fo:font-size="12pt" officeooo:rsid="003223fe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officeooo:rsid="00334e5a"/>
    </style:style>
    <style:style style:name="T24" style:family="text">
      <style:text-properties officeooo:rsid="003455e5"/>
    </style:style>
    <style:style style:name="T25" style:family="text">
      <style:text-properties officeooo:rsid="0035a26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4">1</text:span><text:span text:style-name="T15">0</text:span><text:span text:style-name="T14">2</text:span><text:span text:style-name="T16"> - </text:span><text:span text:style-name="T17">Controls - </text:span><text:span text:style-name="T18">Throttle </text:span><text:span text:style-name="T19">Grip</text:span></text:p>
      <text:p text:style-name="P5">U=Up, D=Down, F=Forward, B=Backward, L=Left, R=Right, P=Press, S-*=Shift-<text:span text:style-name="T5">*</text:span>, L-*=Long-<text:span text:style-name="T5">*</text:span></text:p>
      <text:p text:style-name="P5"/>
      <text:p text:style-name="P11"><text:span text:style-name="T10">Top</text:span><text:span text:style-name="T11"> </text:span><text:span text:style-name="T12">3-Way Switch (spring return)</text:span></text:p>
      <text:list text:style-name="L1">
        <text:list-item>
          <text:p text:style-name="P12">F:</text:p>
        </text:list-item>
        <text:list-item>
          <text:p text:style-name="P12">B<text:span text:style-name="T23">:</text:span></text:p>
        </text:list-item>
      </text:list>
      <text:p text:style-name="P8">Mid Rear Hat<text:span text:style-name="T24"> (coolie)</text:span></text:p>
      <text:list xml:id="list1180028559" text:style-name="L2">
        <text:list-item>
          <text:p text:style-name="P24"><text:span text:style-name="T20">F</text:span><text:span text:style-name="T21">:</text:span></text:p>
        </text:list-item>
        <text:list-item>
          <text:p text:style-name="P24"><text:span text:style-name="T20">B</text:span><text:span text:style-name="T22">:</text:span></text:p>
        </text:list-item>
        <text:list-item>
          <text:p text:style-name="P13">L:</text:p>
        </text:list-item>
        <text:list-item>
          <text:p text:style-name="P13">R:</text:p>
        </text:list-item>
        <text:list-item>
          <text:p text:style-name="P13">P:</text:p>
        </text:list-item>
      </text:list>
      <text:p text:style-name="P9">Mid Front Hat<text:span text:style-name="T24"> (dome)</text:span></text:p>
      <text:list xml:id="list130624125542842" text:continue-numbering="true" text:style-name="L2">
        <text:list-item>
          <text:p text:style-name="P24"><text:span text:style-name="T20">F</text:span><text:span text:style-name="T21">:</text:span></text:p>
        </text:list-item>
        <text:list-item>
          <text:p text:style-name="P24"><text:span text:style-name="T20">B</text:span><text:span text:style-name="T22">:</text:span></text:p>
        </text:list-item>
        <text:list-item>
          <text:p text:style-name="P13">L:</text:p>
        </text:list-item>
        <text:list-item>
          <text:p text:style-name="P13">R:</text:p>
        </text:list-item>
        <text:list-item>
          <text:p text:style-name="P25">P:</text:p>
        </text:list-item>
      </text:list>
      <text:p text:style-name="P6"><text:span text:style-name="T3">M</text:span><text:span text:style-name="T2">id Lower Hat</text:span><text:span text:style-name="T4"> (boat)</text:span></text:p>
      <text:list xml:id="list130623495380589" text:continue-numbering="true" text:style-name="L2">
        <text:list-item>
          <text:p text:style-name="P28"><text:span text:style-name="T20">F</text:span><text:span text:style-name="T21">:</text:span></text:p>
        </text:list-item>
        <text:list-item>
          <text:p text:style-name="P28"><text:span text:style-name="T20">B</text:span><text:span text:style-name="T22">:</text:span></text:p>
        </text:list-item>
        <text:list-item>
          <text:p text:style-name="P16">L:</text:p>
        </text:list-item>
        <text:list-item>
          <text:p text:style-name="P16">R:</text:p>
        </text:list-item>
        <text:list-item>
          <text:p text:style-name="P29">P:</text:p>
        </text:list-item>
      </text:list>
      <text:p text:style-name="P3">Thumb Button</text:p>
      <text:list text:style-name="L3">
        <text:list-item>
          <text:p text:style-name="P30">P:</text:p>
        </text:list-item>
      </text:list>
      <text:p text:style-name="P6"><text:span text:style-name="T3">B</text:span><text:span text:style-name="T2">ottom 3-Way Switch (toggle)</text:span></text:p>
      <text:list xml:id="list130623951191991" text:continue-list="list130623495380589" text:style-name="L2">
        <text:list-item>
          <text:p text:style-name="P35"><text:span text:style-name="T7">F</text:span><text:span text:style-name="T9">:</text:span></text:p>
        </text:list-item>
        <text:list-item>
          <text:p text:style-name="P36"><text:span text:style-name="T7">C</text:span><text:span text:style-name="T6">:</text:span></text:p>
        </text:list-item>
        <text:list-item>
          <text:p text:style-name="P35"><text:span text:style-name="T7">B</text:span><text:span text:style-name="T8">:</text:span></text:p>
        </text:list-item>
      </text:list>
      <text:p text:style-name="P8"><text:span text:style-name="T1">S</text:span>croll Wheel (spring return)</text:p>
      <text:list text:style-name="L4">
        <text:list-item>
          <text:p text:style-name="P17">U:</text:p>
        </text:list-item>
        <text:list-item>
          <text:p text:style-name="P17">D:</text:p>
        </text:list-item>
        <text:list-item>
          <text:p text:style-name="P17">P:</text:p>
        </text:list-item>
      </text:list>
      <text:p text:style-name="P8">Index Finger Hat<text:span text:style-name="T25"> (coolie)</text:span></text:p>
      <text:list text:style-name="L5">
        <text:list-item>
          <text:p text:style-name="P33"><text:span text:style-name="T20">F</text:span><text:span text:style-name="T21">:</text:span></text:p>
        </text:list-item>
        <text:list-item>
          <text:p text:style-name="P33"><text:span text:style-name="T20">B</text:span><text:span text:style-name="T22">:</text:span></text:p>
        </text:list-item>
        <text:list-item>
          <text:p text:style-name="P14">L:</text:p>
        </text:list-item>
        <text:list-item>
          <text:p text:style-name="P14">R:</text:p>
        </text:list-item>
        <text:list-item>
          <text:p text:style-name="P26">P:</text:p>
        </text:list-item>
      </text:list>
      <text:p text:style-name="P8">Middle Finger Hat <text:span text:style-name="T25">(dish) </text:span>(XY axes and buttons)</text:p>
      <text:list text:style-name="L6">
        <text:list-item>
          <text:p text:style-name="P34"><text:span text:style-name="T20">F</text:span><text:span text:style-name="T21">:</text:span></text:p>
        </text:list-item>
        <text:list-item>
          <text:p text:style-name="P34"><text:span text:style-name="T20">B</text:span><text:span text:style-name="T22">:</text:span></text:p>
        </text:list-item>
        <text:list-item>
          <text:p text:style-name="P15">L:</text:p>
        </text:list-item>
        <text:list-item>
          <text:p text:style-name="P15">R:</text:p>
        </text:list-item>
        <text:list-item>
          <text:p text:style-name="P27">P:</text:p>
        </text:list-item>
      </text:list>
      <text:p text:style-name="P8">Elevation Wheel (spring return)</text:p>
      <text:list text:style-name="L7">
        <text:list-item>
          <text:p text:style-name="P18">U:</text:p>
        </text:list-item>
        <text:list-item>
          <text:p text:style-name="P18">D:</text:p>
        </text:list-item>
      </text:list>
      <text:p text:style-name="P8">Right (inboard) Ring Finger Button</text:p>
      <text:list text:style-name="L8">
        <text:list-item>
          <text:p text:style-name="P19">P:</text:p>
        </text:list-item>
      </text:list>
      <text:p text:style-name="P8">Ring Finger Hat</text:p>
      <text:list text:style-name="L9">
        <text:list-item>
          <text:p text:style-name="P32"><text:span text:style-name="T20">F</text:span><text:span text:style-name="T21">:</text:span></text:p>
        </text:list-item>
        <text:list-item>
          <text:p text:style-name="P32"><text:span text:style-name="T20">B</text:span><text:span text:style-name="T22">:</text:span></text:p>
        </text:list-item>
        <text:list-item>
          <text:p text:style-name="P20">L:</text:p>
        </text:list-item>
        <text:list-item>
          <text:p text:style-name="P20">R:</text:p>
        </text:list-item>
        <text:list-item>
          <text:p text:style-name="P31">P:</text:p>
        </text:list-item>
      </text:list>
      <text:p text:style-name="P8">Left (outboard) Ring Finger Button</text:p>
      <text:list text:style-name="L10">
        <text:list-item>
          <text:p text:style-name="P21">P:</text:p>
        </text:list-item>
      </text:list>
      <text:p text:style-name="P8">Pinky Wheel (axis)</text:p>
      <text:list text:style-name="L11">
        <text:list-item>
          <text:p text:style-name="P22">U:</text:p>
        </text:list-item>
        <text:list-item>
          <text:p text:style-name="P22">D:</text:p>
        </text:list-item>
        <text:list-item>
          <text:p text:style-name="P22">Center Detent:</text:p>
        </text:list-item>
      </text:list>
      <text:p text:style-name="P8">Pinky Switch (spring return)</text:p>
      <text:list text:style-name="L12">
        <text:list-item>
          <text:p text:style-name="P23">U:</text:p>
        </text:list-item>
        <text:list-item>
          <text:p text:style-name="P23">D:</text:p>
        </text:list-item>
      </text:list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2-12T13:06:22.374000000</dc:date>
    <meta:editing-duration>PT4H5M16S</meta:editing-duration>
    <meta:editing-cycles>36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71" meta:word-count="193" meta:character-count="730" meta:non-whitespace-character-count="656"/>
  </office:meta>
</office:document-meta>
</file>